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3" svg:font-family="'Fira Mono'" style:font-adornments="Regular" style:font-pitch="fixed"/>
    <style:font-face style:name="Fira Mono2" svg:font-family="'Fira Mono'" style:font-adornments="Regular" style:font-pitch="variable"/>
    <style:font-face style:name="Fira Mono1" svg:font-family="'Fira Mono'" style:font-family-generic="roman" style:font-pitch="variable"/>
    <style:font-face style:name="Fira Mono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1.368cm" fo:min-width="2.734cm"/>
      <style:paragraph-properties style:writing-mode="lr-tb"/>
    </style:style>
    <style:style style:name="gr2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.368cm" fo:min-width="2.734cm"/>
      <style:paragraph-properties style:writing-mode="lr-tb"/>
    </style:style>
    <style:style style:name="gr3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1.368cm" fo:min-width="2.734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5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5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8e86ae"/>
      <style:paragraph-properties fo:text-align="center" style:writing-mode="lr-tb"/>
    </style:style>
    <style:style style:name="P3" style:family="paragraph">
      <loext:graphic-properties draw:fill="solid" draw:fill-color="#00a933"/>
      <style:paragraph-properties fo:text-align="center" style:writing-mode="lr-tb"/>
    </style:style>
    <style:style style:name="P4" style:family="paragraph">
      <loext:graphic-properties draw:fill="solid" draw:fill-color="#c9211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ed4c05" style:font-name="Fira Mono3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color="#ed4c05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ed4c05" fo:font-size="18pt" style:font-size-asian="18pt" style:font-size-complex="18pt"/>
    </style:style>
    <style:style style:name="T1" style:family="text">
      <style:text-properties fo:color="#ed4c05" style:font-name="Fira Mono3" fo:font-size="18pt" style:font-size-asian="18pt" style:font-size-complex="18pt"/>
    </style:style>
    <style:style style:name="T2" style:family="text">
      <style:text-properties fo:color="#ed4c0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286cm" svg:x="8.239cm" svg:y="1.508cm">
          <text:p text:style-name="P1">START<text:line-break/>F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4.572cm" svg:height="2.286cm" svg:x="8.239cm" svg:y="5.44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4.572cm" svg:height="2.286cm" svg:x="8.239cm" svg:y="14.208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572cm" svg:height="2.286cm" svg:x="15.859cm" svg:y="3.413cm">
          <text:p text:style-name="P1">FORK<text:line-break/>SP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.572cm" svg:height="2.286cm" svg:x="8.239cm" svg:y="9.763cm">
          <text:p text:style-name="P1">END<text:line-break/>F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572cm" svg:height="2.286cm" svg:x="1cm" svg:y="18.145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4.572cm" svg:height="2.286cm" svg:x="15.859cm" svg:y="18.145cm">
          <text:p text:style-name="P1">AR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811cm" svg:y1="2.651cm" svg:x2="18.145cm" svg:y2="3.413cm" draw:start-shape="id1" draw:start-glue-point="10" draw:end-shape="id2" draw:end-glue-point="4" svg:d="M12811 2651c3556 0 5334 254 5334 762" svg:viewBox="0 0 5335 763">
          <text:p/>
        </draw:connector>
        <draw:connector draw:style-name="gr5" draw:text-style-name="P5" draw:layer="layout" draw:type="curve" svg:x1="15.859cm" svg:y1="4.556cm" svg:x2="12.142cm" svg:y2="5.779cm" draw:start-shape="id2" draw:start-glue-point="6" draw:end-shape="id3" draw:end-glue-point="11" svg:d="M15859 4556c-2478 0-3717 407-3717 1223" svg:viewBox="0 0 3718 1224">
          <text:p/>
        </draw:connector>
        <draw:connector draw:style-name="gr5" draw:text-style-name="P5" draw:layer="layout" draw:type="curve" svg:x1="10.525cm" svg:y1="5.445cm" svg:x2="10.525cm" svg:y2="3.794cm" draw:start-shape="id3" draw:start-glue-point="4" draw:end-shape="id1" draw:end-glue-point="8" svg:d="M10525 5445v-1651" svg:viewBox="0 0 1 1652">
          <text:p/>
        </draw:connector>
        <draw:connector draw:style-name="gr5" draw:text-style-name="P5" draw:layer="layout" draw:type="curve" svg:x1="10.525cm" svg:y1="9.763cm" svg:x2="10.525cm" svg:y2="7.731cm" draw:start-shape="id4" draw:start-glue-point="4" draw:end-shape="id3" draw:end-glue-point="8" svg:d="M10525 9763v-2032" svg:viewBox="0 0 1 2033">
          <text:p/>
        </draw:connector>
        <draw:connector draw:style-name="gr5" draw:text-style-name="P5" draw:layer="layout" draw:type="curve" draw:line-skew="-2.033cm" svg:x1="8.908cm" svg:y1="7.397cm" svg:x2="1.669cm" svg:y2="18.479cm" draw:start-shape="id3" draw:start-glue-point="7" draw:end-shape="id5" draw:end-glue-point="5" svg:d="M8908 7397c0 5263-7239-277-7239 11082" svg:viewBox="0 0 7240 11083">
          <text:p/>
        </draw:connector>
        <draw:connector draw:style-name="gr5" draw:text-style-name="P5" draw:layer="layout" draw:type="curve" draw:line-skew="0.888cm" svg:x1="1cm" svg:y1="19.288cm" svg:x2="8.239cm" svg:y2="6.588cm" draw:start-shape="id5" draw:start-glue-point="6" draw:end-shape="id3" draw:end-glue-point="6" svg:d="M1000 19288c582 0-3037-12700 7239-12700" svg:viewBox="0 0 7403 12701">
          <text:p/>
        </draw:connector>
        <draw:connector draw:style-name="gr5" draw:text-style-name="P5" draw:layer="layout" draw:type="curve" svg:x1="5.572cm" svg:y1="19.288cm" svg:x2="15.859cm" svg:y2="19.288cm" draw:start-shape="id5" draw:start-glue-point="10" draw:end-shape="id6" draw:end-glue-point="6" svg:d="M5572 19288h10287" svg:viewBox="0 0 10288 1">
          <text:p/>
        </draw:connector>
        <draw:connector draw:style-name="gr5" draw:text-style-name="P5" draw:layer="layout" draw:type="curve" svg:x1="4.903cm" svg:y1="18.479cm" svg:x2="8.908cm" svg:y2="16.16cm" draw:start-shape="id5" draw:start-glue-point="11" draw:end-shape="id7" draw:end-glue-point="7" svg:d="M4903 18479c0-1738 4005-579 4005-2319" svg:viewBox="0 0 4006 2320">
          <text:p/>
        </draw:connector>
        <draw:connector draw:style-name="gr5" draw:text-style-name="P5" draw:layer="layout" draw:type="curve" svg:x1="10.525cm" svg:y1="12.049cm" svg:x2="10.525cm" svg:y2="14.208cm" draw:start-shape="id4" draw:start-glue-point="8" draw:end-shape="id7" draw:end-glue-point="4" svg:d="M10525 12049v2159" svg:viewBox="0 0 1 2160">
          <text:p/>
        </draw:connector>
        <draw:connector draw:style-name="gr5" draw:text-style-name="P5" draw:layer="layout" draw:type="curve" svg:x1="16.528cm" svg:y1="18.479cm" svg:x2="12.142cm" svg:y2="16.16cm" draw:start-shape="id6" draw:start-glue-point="5" draw:end-shape="id7" draw:end-glue-point="9" svg:d="M16528 18479c0-1738-4386-579-4386-2319" svg:viewBox="0 0 4387 2320">
          <text:p/>
        </draw:connector>
        <draw:connector draw:style-name="gr5" draw:text-style-name="P5" draw:layer="layout" draw:type="curve" draw:line-skew="-0.936cm" svg:x1="20.431cm" svg:y1="19.288cm" svg:x2="12.811cm" svg:y2="6.588cm" draw:start-shape="id6" draw:start-glue-point="10" draw:end-shape="id3" draw:end-glue-point="10" svg:d="M20431 19288c-652 0 3157-12700-7620-12700" svg:viewBox="0 0 7765 12701">
          <text:p/>
        </draw:connector>
        <draw:connector draw:style-name="gr5" draw:text-style-name="P5" draw:layer="layout" draw:type="curve" svg:x1="3.286cm" svg:y1="18.145cm" svg:x2="8.239cm" svg:y2="10.906cm" draw:start-shape="id5" draw:start-glue-point="4" draw:end-shape="id4" draw:end-glue-point="6" svg:d="M3286 18145c0-4826 1651-7239 4953-7239" svg:viewBox="0 0 4954 7240">
          <text:p/>
        </draw:connector>
        <draw:connector draw:style-name="gr5" draw:text-style-name="P5" draw:layer="layout" draw:type="curve" svg:x1="12.142cm" svg:y1="11.715cm" svg:x2="18.145cm" svg:y2="18.145cm" draw:start-shape="id4" draw:start-glue-point="9" draw:end-shape="id6" draw:end-glue-point="4" svg:d="M12142 11715c0 5074 6003 1860 6003 6430" svg:viewBox="0 0 6004 6431">
          <text:p/>
        </draw:connector>
        <draw:connector draw:style-name="gr5" draw:text-style-name="P5" draw:layer="layout" draw:type="curve" svg:x1="19.762cm" svg:y1="18.479cm" svg:x2="12.811cm" svg:y2="10.906cm" draw:start-shape="id6" draw:start-glue-point="11" draw:end-shape="id4" draw:end-glue-point="10" svg:d="M19762 18479c0-5049-2317-7573-6951-7573" svg:viewBox="0 0 6952 7574">
          <text:p/>
        </draw:connector>
        <draw:connector draw:style-name="gr5" draw:text-style-name="P5" draw:layer="layout" draw:type="curve" draw:line-skew="1.107cm" svg:x1="16.528cm" svg:y1="20.097cm" svg:x2="18.145cm" svg:y2="20.431cm" draw:start-shape="id6" draw:start-glue-point="7" draw:end-shape="id6" draw:end-glue-point="8" svg:d="M16528 20097c0 2913 1617 2746 1617 334" svg:viewBox="0 0 1618 2165">
          <text:p/>
        </draw:connector>
        <draw:frame draw:style-name="gr6" draw:text-style-name="P6" draw:layer="layout" svg:width="1.645cm" svg:height="1.013cm" svg:x="14.589cm" svg:y="1.762cm">
          <draw:text-box>
            <text:p><text:span text:style-name="T1">str</text:span></text:p>
          </draw:text-box>
        </draw:frame>
        <draw:frame draw:style-name="gr6" draw:text-style-name="P7" draw:layer="layout" svg:width="1.645cm" svg:height="1.013cm" svg:x="5.252cm" svg:y="9.309cm">
          <draw:text-box>
            <text:p><text:span text:style-name="T2">str</text:span></text:p>
          </draw:text-box>
        </draw:frame>
        <draw:frame draw:style-name="gr7" draw:text-style-name="P7" draw:layer="layout" svg:width="3.55cm" svg:height="1.013cm" svg:x="10.144cm" svg:y="19.469cm">
          <draw:text-box>
            <text:p><text:span text:style-name="T2">str expr</text:span></text:p>
          </draw:text-box>
        </draw:frame>
        <draw:frame draw:style-name="gr8" draw:text-style-name="P9" draw:layer="layout" svg:width="2.026cm" svg:height="1.775cm" svg:x="13.192cm" svg:y="13.043cm">
          <draw:text-box>
            <text:p text:style-name="P8"><text:span text:style-name="T2">str</text:span><text:span text:style-name="T2"><text:line-break/></text:span><text:span text:style-name="T2">expr</text:span></text:p>
          </draw:text-box>
        </draw:frame>
        <draw:frame draw:style-name="gr9" draw:text-style-name="P6" draw:layer="layout" svg:width="0.883cm" svg:height="1.013cm" svg:x="13.7cm" svg:y="3.54cm">
          <draw:text-box>
            <text:p><text:span text:style-name="T1">[</text:span></text:p>
          </draw:text-box>
        </draw:frame>
        <draw:frame draw:style-name="gr6" draw:text-style-name="P7" draw:layer="layout" svg:width="1.645cm" svg:height="1.013cm" svg:x="1.508cm" svg:y="7.099cm">
          <draw:text-box>
            <text:p><text:span text:style-name="T2">| [</text:span></text:p>
          </draw:text-box>
        </draw:frame>
        <draw:frame draw:style-name="gr8" draw:text-style-name="P9" draw:layer="layout" svg:width="2.026cm" svg:height="1.775cm" svg:x="16.621cm" svg:y="22.466cm">
          <draw:text-box>
            <text:p text:style-name="P8"><text:span text:style-name="T2">str</text:span><text:span text:style-name="T2"><text:line-break/></text:span><text:span text:style-name="T2">expr</text:span></text:p>
          </draw:text-box>
        </draw:frame>
        <draw:frame draw:style-name="gr6" draw:text-style-name="P7" draw:layer="layout" svg:width="1.645cm" svg:height="1.013cm" svg:x="18.018cm" svg:y="7.023cm">
          <draw:text-box>
            <text:p><text:span text:style-name="T2">| [</text:span></text:p>
          </draw:text-box>
        </draw:frame>
        <draw:frame draw:style-name="gr9" draw:text-style-name="P7" draw:layer="layout" svg:width="0.883cm" svg:height="1.013cm" svg:x="15.986cm" svg:y="10.144cm">
          <draw:text-box>
            <text:p><text:span text:style-name="T2">]</text:span></text:p>
          </draw:text-box>
        </draw:frame>
        <draw:frame draw:style-name="gr10" draw:text-style-name="P7" draw:layer="layout" svg:width="0.68cm" svg:height="1.013cm" svg:x="4.638cm" svg:y="12.484cm">
          <draw:text-box>
            <text:p><text:span text:style-name="T2">]</text:span></text:p>
          </draw:text-box>
        </draw:frame>
        <draw:frame draw:style-name="gr9" draw:text-style-name="P7" draw:layer="layout" svg:width="0.883cm" svg:height="1.013cm" svg:x="11.153cm" svg:y="8.366cm">
          <draw:text-box>
            <text:p><text:span text:style-name="T2">|</text:span></text:p>
          </draw:text-box>
        </draw:frame>
        <draw:frame draw:style-name="gr11" draw:text-style-name="P7" draw:layer="layout" svg:width="1.696cm" svg:height="1.016cm" svg:x="8.874cm" svg:y="12.43cm">
          <draw:text-box>
            <text:p><text:span text:style-name="T2">EOL</text:span></text:p>
          </draw:text-box>
        </draw:frame>
        <draw:frame draw:style-name="gr11" draw:text-style-name="P7" draw:layer="layout" svg:width="1.696cm" svg:height="1.016cm" svg:x="5.699cm" svg:y="16.367cm">
          <draw:text-box>
            <text:p><text:span text:style-name="T2">EOL</text:span></text:p>
          </draw:text-box>
        </draw:frame>
        <draw:frame draw:style-name="gr11" draw:text-style-name="P7" draw:layer="layout" svg:width="1.696cm" svg:height="1.016cm" svg:x="13.147cm" svg:y="16.113cm">
          <draw:text-box>
            <text:p><text:span text:style-name="T2">EOL</text:span></text:p>
          </draw:text-box>
        </draw:frame>
        <draw:frame draw:style-name="gr12" draw:text-style-name="P6" draw:layer="layout" svg:width="1.01cm" svg:height="1.013cm" svg:x="9.509cm" svg:y="4.178cm">
          <draw:text-box>
            <text:p><text:span text:style-name="T1">@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3" svg:font-family="'Fira Mono'" style:font-adornments="Regular" style:font-pitch="fixed"/>
    <style:font-face style:name="Fira Mono2" svg:font-family="'Fira Mono'" style:font-adornments="Regular" style:font-pitch="variable"/>
    <style:font-face style:name="Fira Mono1" svg:font-family="'Fira Mono'" style:font-family-generic="roman" style:font-pitch="variable"/>
    <style:font-face style:name="Fira Mono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Mono3" fo:font-family="'Fira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1:09:29.274002002</meta:creation-date>
    <dc:date>2020-04-10T10:20:09.422525041</dc:date>
    <meta:editing-duration>PT14M55S</meta:editing-duration>
    <meta:editing-cycles>4</meta:editing-cycles>
    <meta:generator>LibreOffice/6.3.5.2$Linux_X86_64 LibreOffice_project/30$Build-2</meta:generator>
    <meta:document-statistic meta:object-count="37"/>
  </office:meta>
</office:document-meta>
</file>